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posure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rim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A1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1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1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1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1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2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2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2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2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acc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2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3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3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3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3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3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fection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6:44:22.002155948</meta:creation-date>
    <dc:date>2017-04-13T16:56:00.791655361</dc:date>
    <meta:editing-duration>PT1M38S</meta:editing-duration>
    <meta:editing-cycles>1</meta:editing-cycles>
    <meta:generator>LibreOffice/5.1.4.2$Linux_X86_64 LibreOffice_project/10m0$Build-2</meta:generator>
    <meta:document-statistic meta:table-count="1" meta:cell-count="160" meta:object-count="0"/>
  </office:meta>
</office:document-meta>
</file>